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rsid="0027849f" officeooo:paragraph-rsid="0027849f"/>
    </style:style>
    <style:style style:name="P3" style:family="paragraph" style:parent-style-name="Text_20_body" style:list-style-name="L1">
      <style:text-properties style:font-name="Arial" officeooo:rsid="0027849f" officeooo:paragraph-rsid="0027849f"/>
    </style:style>
    <style:style style:name="P4" style:family="paragraph" style:parent-style-name="Text_20_body">
      <style:text-properties style:font-name="Arial" officeooo:paragraph-rsid="0027849f"/>
    </style:style>
    <style:style style:name="T1" style:family="text">
      <style:text-properties officeooo:rsid="0021ad07"/>
    </style:style>
    <style:style style:name="T2" style:family="text">
      <style:text-properties officeooo:rsid="00233f3f"/>
    </style:style>
    <style:style style:name="T3" style:family="text">
      <style:text-properties officeooo:rsid="002784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cepted volunteers and voluntary for those who understand the charisma of this mission. We currently have vacancies for:</text:p>
      <text:p text:style-name="P1"/>
      <text:list xml:id="list6318775031897080769" text:style-name="L1">
        <text:list-item>
          <text:p text:style-name="P3">Lawyer (with experience in non-profit organizations)</text:p>
        </text:list-item>
      </text:list>
      <text:p text:style-name="P1"/>
      <text:list xml:id="list115829774838814" text:continue-numbering="true" text:style-name="L1">
        <text:list-item>
          <text:p text:style-name="P3">Accountant (with experience in non-profit organizations)</text:p>
        </text:list-item>
      </text:list>
      <text:p text:style-name="P1"/>
      <text:list xml:id="list115829615380912" text:continue-numbering="true" text:style-name="L1">
        <text:list-item>
          <text:p text:style-name="P3">Other functions (people who have enough will to help others who have nothing)</text:p>
        </text:list-item>
      </text:list>
      <text:p text:style-name="P1"/>
      <text:p text:style-name="P4"><text:span text:style-name="T3">People interested please communicate for email</text:span> <text:a xlink:type="simple" xlink:href="mailto:foundationmissionsave@gmail.com" text:style-name="Internet_20_link" text:visited-style-name="Visited_20_Internet_20_Link">foundationmissionsave@gmail.co</text:a><text:a xlink:type="simple" xlink:href="mailto:foundationmissionsave@gmail.com" text:style-name="Internet_20_link" text:visited-style-name="Visited_20_Internet_20_Link"><text:span text:style-name="T2">m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6-09-12T11:58:28.699206196</dc:date>
    <meta:editing-duration>PT3H17S</meta:editing-duration>
    <meta:editing-cycles>7</meta:editing-cycles>
    <meta:generator>LibreOffice/5.2.1.2$Linux_X86_64 LibreOffice_project/20m0$Build-2</meta:generator>
    <meta:document-statistic meta:table-count="0" meta:image-count="0" meta:object-count="0" meta:page-count="1" meta:paragraph-count="5" meta:word-count="53" meta:character-count="387" meta:non-whitespace-character-count="342"/>
  </office:meta>
</office:document-meta>
</file>